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2" svg:font-family="'Lohit Devanagari'"/>
    <style:font-face style:name="DejaVu Sans Mono" svg:font-family="'DejaVu Sans Mono'" style:font-family-generic="modern" style:font-pitch="fixed"/>
    <style:font-face style:name="WenQuanYi Zen Hei1" svg:font-family="'WenQuanYi Zen Hei'" style:font-family-generic="modern" style:font-pitch="fixed"/>
    <style:font-face style:name="Lohit Devanagari" svg:font-family="'Lohit Devanagari'" style:font-pitch="variable"/>
    <style:font-face style:name="Microsoft YaHei" svg:font-family="'Microsoft YaHe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P2" style:family="paragraph" style:parent-style-name="Preformatted_20_Text">
      <style:text-properties style:font-name="Liberation Serif" fo:font-size="13pt" style:font-size-asian="11.3500003814697pt" style:font-size-complex="13pt"/>
    </style:style>
    <style:style style:name="P3" style:family="paragraph" style:parent-style-name="Preformatted_20_Text">
      <style:text-properties style:font-name="Liberation Serif" fo:font-size="13pt" style:font-size-asian="13pt" style:font-size-complex="13pt"/>
    </style:style>
    <style:style style:name="P4" style:family="paragraph" style:parent-style-name="Preformatted_20_Text">
      <style:text-properties style:font-name="Liberation Serif" fo:font-size="13pt" fo:font-weight="bold" style:font-size-asian="13pt" style:font-weight-asian="bold" style:font-size-complex="13pt" style:font-weight-complex="bold"/>
    </style:style>
    <style:style style:name="P5" style:family="paragraph" style:parent-style-name="Preformatted_20_Text">
      <style:text-properties fo:color="#000000" style:text-outline="false" style:text-line-through-style="none" style:font-name="Liberation Serif" fo:font-size="13pt"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6" style:family="paragraph" style:parent-style-name="Preformatted_20_Text">
      <style:paragraph-properties fo:text-align="center" style:justify-single-word="false"/>
      <style:text-properties fo:color="#000000" style:text-outline="false" style:text-line-through-style="none" style:font-name="Liberation Serif" fo:font-size="13pt"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7" style:family="paragraph" style:parent-style-name="Preformatted_20_Text">
      <style:paragraph-properties fo:text-align="start" style:justify-single-word="false"/>
      <style:text-properties fo:color="#000000" style:text-outline="false" style:text-line-through-style="none" style:font-name="Liberation Serif" fo:font-size="13pt"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8" style:family="paragraph" style:parent-style-name="Preformatted_20_Text">
      <style:paragraph-properties fo:text-align="start" style:justify-single-word="false"/>
      <style:text-properties fo:color="#000000" style:text-outline="false" style:text-line-through-style="none" style:font-name="Liberation Serif" fo:font-size="13pt" fo:font-style="normal" fo:text-shadow="none" style:text-underline-style="none" fo:font-weight="normal" style:font-name-asian="Arial" style:font-size-asian="11.3500003814697pt" style:font-style-asian="normal" style:font-weight-asian="normal" style:font-name-complex="Arial" style:font-size-complex="13pt" style:font-style-complex="normal" style:font-weight-complex="normal" style:text-emphasize="none" style:text-overline-style="none" style:text-overline-color="font-color"/>
    </style:style>
    <style:style style:name="P9" style:family="paragraph" style:parent-style-name="Preformatted_20_Text">
      <style:text-properties fo:color="#000000" style:text-outline="false" style:text-line-through-style="none" style:font-name="Liberation Serif" fo:font-size="13pt" fo:font-style="normal" fo:text-shadow="none" style:text-underline-style="none" fo:font-weight="normal" style:font-name-asian="Microsoft YaHei" style:font-size-asian="13pt" style:font-style-asian="normal" style:font-weight-asian="normal" style:font-name-complex="Microsoft YaHei" style:font-size-complex="13pt" style:font-style-complex="normal" style:font-weight-complex="normal" style:text-emphasize="none" style:text-overline-style="none" style:text-overline-color="font-color"/>
    </style:style>
    <style:style style:name="P10" style:family="paragraph" style:parent-style-name="Preformatted_20_Text">
      <style:paragraph-properties fo:text-align="start" style:justify-single-word="false"/>
      <style:text-properties fo:color="#000000" style:text-outline="false" style:text-line-through-style="none" style:font-name="Liberation Serif" fo:font-size="13pt" fo:font-style="normal" fo:text-shadow="none" style:text-underline-style="none" fo:font-weight="bold" style:font-name-asian="Arial" style:font-size-asian="13pt" style:font-style-asian="normal" style:font-weight-asian="bold" style:font-name-complex="Arial" style:font-size-complex="13pt" style:font-style-complex="normal" style:font-weight-complex="bold" style:text-emphasize="none" style:text-overline-style="none" style:text-overline-color="font-color"/>
    </style:style>
    <style:style style:name="P11" style:family="paragraph" style:parent-style-name="Preformatted_20_Text">
      <style:text-properties fo:color="#000000" style:text-outline="false" style:text-line-through-style="none" style:font-name="Liberation Serif" fo:font-size="15pt" fo:font-style="normal" fo:text-shadow="none" style:text-underline-style="none" fo:font-weight="bold" style:font-name-asian="Arial" style:font-size-asian="15pt" style:font-style-asian="normal" style:font-weight-asian="bold" style:font-name-complex="Arial" style:font-size-complex="15pt" style:font-style-complex="normal" style:font-weight-complex="bold" style:text-emphasize="none" style:text-overline-style="none" style:text-overline-color="font-color"/>
    </style:style>
    <style:style style:name="P12" style:family="paragraph" style:parent-style-name="Preformatted_20_Text">
      <style:paragraph-properties fo:text-align="center" style:justify-single-word="false"/>
      <style:text-properties fo:color="#000000" style:text-outline="false" style:text-line-through-style="none" style:font-name="Liberation Serif" fo:font-size="15pt" fo:font-style="normal" fo:text-shadow="none" style:text-underline-style="none" fo:font-weight="bold" style:font-name-asian="Arial" style:font-size-asian="15pt" style:font-style-asian="normal" style:font-weight-asian="bold" style:font-name-complex="Arial" style:font-size-complex="15pt" style:font-style-complex="normal" style:font-weight-complex="bold" style:text-emphasize="none" style:text-overline-style="none" style:text-overline-color="font-color"/>
    </style:style>
    <style:style style:name="P13" style:family="paragraph" style:parent-style-name="Preformatted_20_Text">
      <style:paragraph-properties fo:text-align="center" style:justify-single-word="false"/>
    </style:style>
    <style:style style:name="P14" style:family="paragraph" style:parent-style-name="Preformatted_20_Text">
      <style:paragraph-properties fo:text-align="start" style:justify-single-word="false"/>
    </style:style>
    <style:style style:name="P15" style:family="paragraph" style:parent-style-name="Preformatted_20_Text">
      <style:paragraph-properties fo:text-align="start" style:justify-single-word="false"/>
      <style:text-properties fo:font-size="13pt" fo:font-weight="normal" style:font-size-asian="11.3500003814697pt" style:font-weight-asian="normal" style:font-size-complex="13pt" style:font-weight-complex="normal"/>
    </style:style>
    <style:style style:name="P16" style:family="paragraph" style:parent-style-name="Preformatted_20_Text">
      <style:paragraph-properties fo:text-align="start" style:justify-single-word="false"/>
      <style:text-properties fo:font-weight="normal" style:font-weight-asian="normal" style:font-weight-complex="normal"/>
    </style:style>
    <style:style style:name="P17" style:family="paragraph" style:parent-style-name="Default_7e_LT_7e_Gliederung_20_1">
      <style:paragraph-properties fo:margin-left="0in" fo:margin-right="0in" fo:margin-top="0in" fo:margin-bottom="0.1957in" fo:line-height="92%" fo:text-align="start" style:justify-single-word="false" fo:text-indent="0in" style:auto-text-indent="false" style:text-autospace="none" style:writing-mode="lr-tb">
        <style:tab-stops>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font-name="Liberation Serif" fo:font-size="13pt"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18" style:family="paragraph" style:parent-style-name="Default_7e_LT_7e_Gliederung_20_2">
      <style:paragraph-properties fo:margin-left="0in" fo:margin-right="0in" fo:margin-top="0in" fo:margin-bottom="0.1575in" fo:line-height="92%" fo:text-align="start" style:justify-single-word="false" fo:text-indent="0in" style:auto-text-indent="false" style:text-autospace="none" style:writing-mode="lr-tb">
        <style:tab-stops>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font-name="Liberation Serif" fo:font-size="13pt"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19" style:family="paragraph" style:parent-style-name="Default_7e_LT_7e_Gliederung_20_2">
      <style:paragraph-properties fo:margin-left="0in" fo:margin-right="0in" fo:margin-top="0in" fo:margin-bottom="0.1575in" fo:line-height="92%" fo:text-align="start" style:justify-single-word="false" fo:text-indent="0in" style:auto-text-indent="false" style:text-autospace="none" style:writing-mode="lr-tb">
        <style:tab-stops>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font-name="Liberation Serif" fo:font-size="13pt" fo:font-style="normal" fo:text-shadow="none" style:text-underline-style="none" fo:font-weight="bold" style:font-name-asian="Arial" style:font-size-asian="13pt" style:font-style-asian="normal" style:font-weight-asian="bold" style:font-name-complex="Arial" style:font-size-complex="13pt" style:font-style-complex="normal" style:font-weight-complex="bold" style:text-emphasize="none" style:text-overline-style="none" style:text-overline-color="font-color"/>
    </style:style>
    <style:style style:name="P20" style:family="paragraph" style:parent-style-name="Default_7e_LT_7e_Gliederung_20_2">
      <style:paragraph-properties fo:margin-left="0in" fo:margin-right="0in" fo:margin-top="0in" fo:margin-bottom="0.1575in" fo:line-height="92%" fo:text-align="center" style:justify-single-word="false" fo:text-indent="0in" style:auto-text-indent="false" style:text-autospace="none" style:writing-mode="lr-tb">
        <style:tab-stops>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font-name="Liberation Serif" fo:font-size="15pt" fo:font-style="normal" fo:text-shadow="none" style:text-underline-style="none" fo:font-weight="bold" style:font-name-asian="Arial" style:font-size-asian="15pt" style:font-style-asian="normal" style:font-weight-asian="bold" style:font-name-complex="Arial" style:font-size-complex="15pt" style:font-style-complex="normal" style:font-weight-complex="bold" style:text-emphasize="none" style:text-overline-style="none" style:text-overline-color="font-color"/>
    </style:style>
    <style:style style:name="P21" style:family="paragraph" style:parent-style-name="Default_7e_LT_7e_Gliederung_20_2">
      <style:paragraph-properties fo:margin-left="0in" fo:margin-right="0in" fo:margin-top="0in" fo:margin-bottom="0.1575in" fo:line-height="92%" fo:text-align="start" style:justify-single-word="false" fo:text-indent="0in" style:auto-text-indent="false" style:text-autospace="none" style:writing-mode="lr-tb">
        <style:tab-stops>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style>
    <style:style style:name="P22" style:family="paragraph" style:parent-style-name="Standard">
      <style:paragraph-properties fo:text-align="start" style:justify-single-word="false"/>
      <style:text-properties fo:color="#000000" style:text-outline="false" style:text-line-through-style="none" style:font-name="Liberation Serif" fo:font-size="13pt" fo:font-style="normal" fo:text-shadow="none" style:text-underline-style="none" fo:font-weight="bold" style:font-name-asian="Arial" style:font-size-asian="13pt" style:font-style-asian="normal" style:font-weight-asian="bold" style:font-name-complex="Arial" style:font-size-complex="13pt" style:font-style-complex="normal" style:font-weight-complex="bold" style:text-emphasize="none" style:text-overline-style="none" style:text-overline-color="font-color"/>
    </style:style>
    <style:style style:name="P23" style:family="paragraph" style:parent-style-name="Standard">
      <style:paragraph-properties fo:text-align="center" style:justify-single-word="false"/>
      <style:text-properties fo:color="#000000" style:text-outline="false" style:text-line-through-style="none" style:font-name="Liberation Serif" fo:font-size="13pt" fo:font-style="normal" fo:text-shadow="none" style:text-underline-style="none" fo:font-weight="bold" style:font-name-asian="Arial" style:font-size-asian="13pt" style:font-style-asian="normal" style:font-weight-asian="bold" style:font-name-complex="Arial" style:font-size-complex="13pt" style:font-style-complex="normal" style:font-weight-complex="bold" style:text-emphasize="none"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font-name="Liberation Serif" fo:font-size="13pt"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25" style:family="paragraph" style:parent-style-name="Default_7e_LT_7e_Gliederung_20_2" style:list-style-name="L1">
      <style:paragraph-properties fo:margin-left="0in" fo:margin-right="0in" fo:margin-top="0in" fo:margin-bottom="0.1575in" fo:line-height="92%" fo:text-align="start" style:justify-single-word="false" fo:text-indent="0in" style:auto-text-indent="false" style:text-autospace="none" style:writing-mode="lr-tb">
        <style:tab-stops>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font-name="Liberation Serif" fo:font-size="13pt"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26" style:family="paragraph" style:parent-style-name="Default_7e_LT_7e_Gliederung_20_2" style:list-style-name="L1">
      <style:paragraph-properties fo:margin-top="0in" fo:margin-bottom="0.1575in" fo:line-height="92%" fo:text-align="start" style:justify-single-word="false" style:text-autospace="none" style:writing-mode="lr-tb">
        <style:tab-stops>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font-name="Liberation Serif" fo:font-size="13pt" fo:font-style="normal" fo:text-shadow="none" style:text-underline-style="none" fo:font-weight="bold" style:font-name-asian="Arial" style:font-size-asian="13pt" style:font-style-asian="normal" style:font-weight-asian="bold" style:font-name-complex="Arial" style:font-size-complex="13pt" style:font-style-complex="normal" style:font-weight-complex="bold" style:text-emphasize="none" style:text-overline-style="none" style:text-overline-color="font-color"/>
    </style:style>
    <style:style style:name="P27" style:family="paragraph" style:parent-style-name="Default_7e_LT_7e_Gliederung_20_2" style:list-style-name="L1">
      <style:paragraph-properties fo:margin-top="0in" fo:margin-bottom="0.1575in" fo:line-height="92%" fo:text-align="start" style:justify-single-word="false" style:text-autospace="none" style:writing-mode="lr-tb">
        <style:tab-stops>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font-name="Liberation Serif" fo:font-size="13pt"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1" style:family="text">
      <style:text-properties fo:color="#000000" style:text-outline="false" style:text-line-through-style="none" fo:font-style="normal" fo:text-shadow="none" style:text-underline-style="none" fo:font-weight="normal" style:font-name-asian="Arial" style:font-size-asian="13pt" style:font-style-asian="normal" style:font-weight-asian="normal" style:font-name-complex="Arial" style:font-style-complex="normal" style:font-weight-complex="normal" style:text-emphasize="none" style:text-overline-style="none" style:text-overline-color="font-color"/>
    </style:style>
    <style:style style:name="T2" style:family="text">
      <style:text-properties fo:color="#000000" style:text-outline="false" style:text-line-through-style="none" fo:font-style="normal" fo:text-shadow="none" style:text-underline-style="none" fo:font-weight="normal" style:font-name-asian="Microsoft YaHei" style:font-size-asian="13pt" style:font-style-asian="normal" style:font-weight-asian="normal" style:font-name-complex="Microsoft YaHei" style:font-style-complex="normal" style:font-weight-complex="normal" style:text-emphasize="none" style:text-overline-style="none" style:text-overline-color="font-color"/>
    </style:style>
    <style:style style:name="T3" style:family="text">
      <style:text-properties fo:color="#000000" style:text-outline="false" style:text-line-through-style="none" style:font-name="Liberation Serif" fo:font-size="13pt"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T4" style:family="text">
      <style:text-properties fo:color="#000000" style:text-outline="false" style:text-line-through-style="none" style:font-name="Liberation Serif" fo:font-size="13pt" fo:font-style="normal" fo:text-shadow="none" style:text-underline-style="none" fo:font-weight="normal" style:font-name-asian="Arial" style:font-size-asian="11.3500003814697pt" style:font-style-asian="normal" style:font-weight-asian="normal" style:font-name-complex="Arial" style:font-size-complex="13pt" style:font-style-complex="normal" style:font-weight-complex="normal" style:text-emphasize="none" style:text-overline-style="none" style:text-overline-color="font-color"/>
    </style:style>
    <style:style style:name="T5" style:family="text">
      <style:text-properties fo:color="#000000" style:text-outline="false" style:text-line-through-style="none" style:font-name="Liberation Serif" fo:font-size="13pt" fo:font-style="normal" fo:text-shadow="none" style:text-underline-style="none" fo:font-weight="bold" style:font-name-asian="Arial" style:font-size-asian="13pt" style:font-style-asian="normal" style:font-weight-asian="bold" style:font-name-complex="Arial" style:font-size-complex="13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Liberation Serif" fo:font-size="13pt" fo:font-style="normal" fo:text-shadow="none" style:text-underline-style="none" style:font-name-asian="Arial" style:font-size-asian="13pt" style:font-style-asian="normal" style:font-name-complex="Arial" style:font-size-complex="13pt" style:font-style-complex="normal" style:text-emphasize="none" style:text-overline-style="none" style:text-overline-color="font-color"/>
    </style:style>
    <style:style style:name="T7" style:family="text">
      <style:text-properties fo:color="#000000" style:text-outline="false" style:text-line-through-style="none" style:font-name="Liberation Serif" fo:font-size="15pt" fo:font-style="normal" fo:text-shadow="none" style:text-underline-style="none" fo:font-weight="bold" style:font-name-asian="Arial" style:font-size-asian="15pt" style:font-style-asian="normal" style:font-weight-asian="bold" style:font-name-complex="Arial" style:font-size-complex="15pt" style:font-style-complex="normal" style:font-weight-complex="bold" style:text-emphasize="none" style:text-overline-style="none" style:text-overline-color="font-color"/>
    </style:style>
    <style:style style:name="T8" style:family="text">
      <style:text-properties fo:color="#000000" style:text-outline="false" style:text-line-through-style="none" style:font-name="Liberation Serif" fo:font-style="normal" fo:text-shadow="none" style:text-underline-style="none" style:font-name-asian="Arial" style:font-style-asian="normal" style:font-name-complex="Arial" style:font-style-complex="normal" style:text-emphasize="none" style:text-overline-style="none" style:text-overline-color="font-color"/>
    </style:style>
    <style:style style:name="T9" style:family="text">
      <style:text-properties fo:color="#000000" style:text-outline="false" style:text-line-through-style="none" style:font-name="Liberation Serif" fo:font-style="normal" fo:text-shadow="none" style:text-underline-style="none" style:font-name-asian="Arial" style:font-size-asian="13pt" style:font-style-asian="normal" style:font-name-complex="Arial" style:font-style-complex="normal" style:text-emphasize="none" style:text-overline-style="none" style:text-overline-color="font-color"/>
    </style:style>
    <style:style style:name="T10" style:family="text">
      <style:text-properties fo:color="#000000" style:text-outline="false" style:text-line-through-style="none" style:font-name="Liberation Serif" fo:font-style="normal" fo:text-shadow="none" style:text-underline-style="none" fo:font-weight="bold" style:font-name-asian="Arial" style:font-size-asian="13pt" style:font-style-asian="normal" style:font-weight-asian="bold" style:font-name-complex="Arial" style:font-style-complex="normal" style:font-weight-complex="bold" style:text-emphasize="none" style:text-overline-style="none" style:text-overline-color="font-color"/>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Liberation Serif" fo:font-size="13pt" fo:font-weight="normal" style:font-size-asian="13pt" style:font-weight-asian="normal" style:font-size-complex="13pt" style:font-weight-complex="normal"/>
    </style:style>
    <style:style style:name="T14" style:family="text">
      <style:text-properties style:font-name="Liberation Serif" fo:font-size="13pt" style:font-size-asian="13pt" style:font-size-complex="13pt"/>
    </style:style>
    <style:style style:name="T15" style:family="text">
      <style:text-properties style:font-name="Liberation Serif" fo:font-size="13pt" fo:font-weight="bold" style:font-size-asian="13pt" style:font-weight-asian="bold" style:font-size-complex="13pt" style:font-weight-complex="bold"/>
    </style:style>
    <style:style style:name="T16" style:family="text">
      <style:text-properties style:font-name="Liberation Sans" fo:font-size="13pt" fo:font-weight="normal" style:font-size-asian="11.3500003814697pt" style:font-weight-asian="normal" style:font-size-complex="13pt" style:font-weight-complex="normal"/>
    </style:style>
    <style:style style:name="T17" style:family="text">
      <style:text-properties style:font-name="Liberation Sans" fo:font-size="13pt" fo:font-weight="bold" style:font-size-asian="11.3500003814697pt" style:font-weight-asian="bold" style:font-size-complex="13pt" style:font-weight-complex="bol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ICO WORKFLOW</text:p>
      <text:p text:style-name="Preformatted_20_Text"/>
      <text:p text:style-name="P2">PICO stands for Purchase and Inventory Control System. It is design for <text:span text:style-name="T1">managing the</text:span><text:span text:style-name="T2"> purchase cycle of items. This includes:</text:span></text:p>
      <text:p text:style-name="P9"/>
      <text:p text:style-name="P18">1. Procurement</text:p>
      <text:p text:style-name="P18">2. Stock/Inventory </text:p>
      <text:p text:style-name="P18">3. Write-off</text:p>
      <text:p text:style-name="P17"/>
      <text:p text:style-name="P17">PICO is organized into four sub-modules</text:p>
      <text:p text:style-name="P18">1. Administration</text:p>
      <text:p text:style-name="P18">2. Pre-Purchase</text:p>
      <text:list xml:id="list4698584181" text:style-name="L1">
        <text:list-item>
          <text:p text:style-name="P25">Purchase</text:p>
        </text:list-item>
        <text:list-item>
          <text:p text:style-name="P25">Inventory</text:p>
          <text:p text:style-name="P25"/>
          <text:p text:style-name="P25"><text:span text:style-name="T11">1.<text:tab/></text:span><text:span text:style-name="T11">Administration :- </text:span>It consists of Organization, Master Data, PICO Admin, Budget <text:tab/>Allocation, PICO News modules. Each module consists of sub module, so i discuss each <text:tab/>module:</text:p>
          <text:list>
            <text:list-item>
              <text:list>
                <text:list-item>
                  <text:list>
                    <text:list-item>
                      <text:list>
                        <text:list-item>
                          <text:list>
                            <text:list-item>
                              <text:list>
                                <text:list-header>
                                  <text:p text:style-name="P25"><text:s text:c="11"/><text:span text:style-name="T11">Organization:</text:span> It manages the records of Institute, College/Faculty/School, Department, <text:tab/><text:tab/><text:tab/><text:tab/>Employees and committees.</text:p>
                                </text:list-header>
                              </text:list>
                            </text:list-item>
                          </text:list>
                        </text:list-item>
                      </text:list>
                    </text:list-item>
                  </text:list>
                </text:list-item>
              </text:list>
            </text:list-item>
          </text:list>
          <text:p text:style-name="P26">Master Data: <text:span text:style-name="T12">It manages General Master, Capital Items, Item Category, Budget Heads, <text:tab/><text:tab/><text:tab/>General Terms, Workflow, GFR Master.</text:span></text:p>
          <text:p text:style-name="P27"><text:span text:style-name="T11">PICO Admin:</text:span> It maintains records of PICO Sub Module, PICO Programs, PICO User <text:tab/><text:tab/><text:tab/>Roles, Authorization Request, GFR Program Mapping.</text:p>
          <text:p text:style-name="P27"><text:span text:style-name="T11">Budget Allocation:</text:span> Budget allocation module is design to allot money in the budget <text:tab/><text:tab/><text:tab/><text:tab/>head. </text:p>
          <text:p text:style-name="P27"><text:span text:style-name="T11">PICO News:</text:span> It defines the current activities in PICO.</text:p>
        </text:list-item>
      </text:list>
      <text:p text:style-name="P18"><text:span text:style-name="T11">2.<text:tab/></text:span><text:span text:style-name="T11">Pre-Purchase :- </text:span>It consists of Purchase Items, Suppliers, Item Rates, Indent, Tender, <text:tab/>Purchase Order, Pre-Purchase Reports modules.</text:p>
      <text:p text:style-name="P19">3.<text:tab/>Purchase:- <text:span text:style-name="T12">It consists of</text:span> <text:span text:style-name="T12">Purchase Challan, Purchase Invoice, Purchase Reports modules.</text:span></text:p>
      <text:p text:style-name="P19">4.<text:tab/>Inventory:- <text:span text:style-name="T12">It consists of</text:span> <text:span text:style-name="T12">Issue Items, Opening Stock, Received Items, Return Items, Stock Reports module.</text:span></text:p>
      <text:p text:style-name="P20"/>
      <text:p text:style-name="P20"><text:soft-page-break/>PRE-PURCHASE</text:p>
      <text:p text:style-name="P19">INDENT :</text:p>
      <text:p text:style-name="P21"><text:span text:style-name="T5">Process of Indent Generation: </text:span><text:span text:style-name="T3">This screen is meant to send a request for procuring items for use. </text:span><text:span text:style-name="T3">It is three step process. </text:span></text:p>
      <text:p text:style-name="P21"><text:span text:style-name="T3">Before </text:span><text:span text:style-name="T3">generating</text:span><text:span text:style-name="T3"> indent </text:span><text:span text:style-name="T3">we will have to prepare the followings,</text:span></text:p>
      <text:p text:style-name="P21"><text:span text:style-name="T3"><text:tab/>I<text:tab/>First of all we will check if the sufficient fund is available in the Budget if the items are to be purchased. <text:s/>If not then we will </text:span><text:span text:style-name="T3">have to allocate amount </text:span><text:span text:style-name="T3">by </text:span><text:span text:style-name="T3">entering data into </text:span><text:span text:style-name="T5">Administration &gt; Budget Allocation</text:span><text:span text:style-name="T3"> screen. </text:span><text:span text:style-name="T3">Since </text:span><text:span text:style-name="T3">in </text:span><text:span text:style-name="T3">the</text:span><text:span text:style-name="T3"> Step 1 of</text:span><text:span text:style-name="T5"> Indent,</text:span><text:span text:style-name="T3"> </text:span><text:span text:style-name="T3">Budget</text:span><text:span text:style-name="T3"> Amount Available will </text:span><text:span text:style-name="T3">be fetched,</text:span><text:span text:style-name="T3"> after the change of Budget Head Type.</text:span></text:p>
      <text:p text:style-name="P21"><text:span text:style-name="T3"><text:tab/></text:span><text:span text:style-name="T3">II<text:tab/></text:span><text:span text:style-name="T3">Then we have to </text:span><text:span text:style-name="T3">check whether </text:span><text:span text:style-name="T3">the Item which we are going to indent and is to be purchased, is having </text:span><text:span text:style-name="T3">rates </text:span><text:span text:style-name="T3">approved by the competent authority or not. If not then the approved rate is to be entered into </text:span><text:span text:style-name="T5">Pre Purchase &gt; Item Rates</text:span><text:span text:style-name="T3"> screen.</text:span></text:p>
      <text:p text:style-name="P21"><text:span text:style-name="T5">Step 1 : </text:span><text:span text:style-name="T3">User </text:span><text:span text:style-name="T3">will have to </text:span><text:span text:style-name="T3">enter the </text:span><text:span text:style-name="T3">I</text:span><text:span text:style-name="T3">ndent </text:span><text:span text:style-name="T3">Title</text:span><text:span text:style-name="T3"> </text:span><text:span text:style-name="T3">after selecting </text:span><text:span text:style-name="T3">Institution name, </text:span><text:span text:style-name="T3">C</text:span><text:span text:style-name="T3">ollege/Faculty/School name, Department name, currency of purchase and Budget heads type. User enters the Budget </text:span><text:span text:style-name="T3">H</text:span><text:span text:style-name="T3">eads </text:span><text:span text:style-name="T3">T</text:span><text:span text:style-name="T3">ype, then amount allocated </text:span><text:span text:style-name="T3">is fetched and populated</text:span><text:span text:style-name="T3">, then enter indent signatory, then user click on </text:span><text:span text:style-name="T5">save/next</text:span><text:span text:style-name="T3"> button.</text:span></text:p>
      <text:p text:style-name="P21"><text:span text:style-name="T5">Step 2 :</text:span><text:span text:style-name="T3"> In step 2 </text:span><text:span text:style-name="T3">screen</text:span><text:span text:style-name="T3">, a new form is open to add details of items for which indent is </text:span><text:span text:style-name="T3">to be</text:span><text:span text:style-name="T3"> generated. As user enters item name and quantity, then item </text:span><text:span text:style-name="T3">R</text:span><text:span text:style-name="T3">ates </text:span><text:span text:style-name="T3">list gets populated for the user to </text:span><text:span text:style-name="T3">select </text:span><text:span text:style-name="T3">the desired Rate of the desired supplier. After selecting an item rate it populates </text:span><text:span text:style-name="T3">Rate, Applicable Taxes, Rate validity period etc information. If the rates are not available then it opens up a new browser window to search the selected Item's rate through google's search engine.</text:span><text:span text:style-name="T3"> </text:span></text:p>
      <text:p text:style-name="P21"><text:span text:style-name="T3">User will have to click </text:span><text:span text:style-name="T5">Add Item</text:span><text:span text:style-name="T3"> for adding the items into the indent after filling up the Item details above, If user wants to add more item details then user will have to again fill up details &amp; click on </text:span><text:span text:style-name="T5">Add Item </text:span><text:span text:style-name="T3">button.</text:span></text:p>
      <text:p text:style-name="P21"><text:span text:style-name="T3">After the Indent Items have been put in then the user can submit this indent, by clicking </text:span><text:span text:style-name="T5">Submit indent</text:span><text:span text:style-name="T3"> Button, on the Workflow for approval from the corresponding authority.</text:span></text:p>
      <text:p text:style-name="Preformatted_20_Text"><text:span text:style-name="T17">Step 3 :</text:span><text:span text:style-name="T16"> In step 3</text:span><text:span text:style-name="T14"> screen, it will ask you on which Workflow you want to submit the indent. It will also ask you what action you want to take. </text:span></text:p>
      <text:p text:style-name="P3"/>
      <text:p text:style-name="Preformatted_20_Text"><text:span text:style-name="T14">W</text:span><text:span text:style-name="T14">orkflows </text:span><text:span text:style-name="T3">, will be defined by opening</text:span><text:span text:style-name="T14"> </text:span><text:span text:style-name="T15">Administration &gt; Master Data &gt; Workflow</text:span><text:span text:style-name="T14">. </text:span><text:span text:style-name="T14">He </text:span><text:span text:style-name="T14">will </text:span><text:span text:style-name="T14">have to </text:span><text:span text:style-name="T14">define </text:span><text:span text:style-name="T14">the</text:span><text:span text:style-name="T14"> Authorities/Committees before entering workflow. You will have to define Actions (which </text:span><text:span text:style-name="T14">an authority or </text:span><text:span text:style-name="T14">committee </text:span><text:span text:style-name="T14">is authorized to </text:span><text:span text:style-name="T14">take). Though th</text:span><text:span text:style-name="T14">is Workflow preparetion</text:span><text:span text:style-name="T14"> will be one time </text:span><text:span text:style-name="T14">process</text:span><text:span text:style-name="T14"> which will be defined </text:span><text:span text:style-name="T3">by the Institute Administrator as per the ordenances of the Institute</text:span><text:span text:style-name="T14">.</text:span></text:p>
      <text:p text:style-name="P3"/>
      <text:p text:style-name="P4"/>
      <text:p text:style-name="P4"/>
      <text:p text:style-name="P4"/>
      <text:p text:style-name="P4"/>
      <text:p text:style-name="P4"/>
      <text:p text:style-name="P4"><text:soft-page-break/>PURCHASE ORDER :</text:p>
      <text:p text:style-name="P4"/>
      <text:p text:style-name="Preformatted_20_Text"><text:span text:style-name="T15">Generation of Purchase Order : </text:span><text:span text:style-name="T14">For the generation of purchase order, we will have to </text:span><text:span text:style-name="T14">open </text:span><text:span text:style-name="T14"><text:s/></text:span><text:span text:style-name="T15">Pre-purchase &gt; Purchase Order </text:span><text:span text:style-name="T13">screen</text:span><text:span text:style-name="T14">. PO can be generate for</text:span><text:span text:style-name="T15"> indent item</text:span><text:span text:style-name="T14"> </text:span><text:span text:style-name="T14">as well as for </text:span><text:span text:style-name="T15">non-indent item</text:span><text:span text:style-name="T13"> </text:span><text:span text:style-name="T13">both</text:span><text:span text:style-name="T14">. </text:span><text:span text:style-name="T14">The S</text:span><text:span text:style-name="T14">tep</text:span><text:span text:style-name="T14">s</text:span><text:span text:style-name="T14"> </text:span><text:span text:style-name="T14">for creation </text:span><text:span text:style-name="T14">of Purchase Order is explained </text:span><text:span text:style-name="T14">below </text:span><text:span text:style-name="T14">:-</text:span></text:p>
      <text:p text:style-name="P3"/>
      <text:p text:style-name="Preformatted_20_Text"><text:span text:style-name="T15">Step 1 :</text:span><text:span text:style-name="T14"> In the generation of purchase order, <text:s/>user </text:span><text:span text:style-name="T14">will fill the required fields</text:span><text:span text:style-name="T14"> and then </text:span><text:span text:style-name="T14">will </text:span><text:span text:style-name="T14">click on </text:span><text:span text:style-name="T5">save/next</text:span><text:span text:style-name="T3"> button. </text:span><text:span text:style-name="T14">Purchase order number is automatically generated </text:span><text:span text:style-name="T14">on save</text:span><text:span text:style-name="T14">.</text:span></text:p>
      <text:p text:style-name="P5"/>
      <text:p text:style-name="Preformatted_20_Text"><text:span text:style-name="T5">Step 2 :</text:span><text:span text:style-name="T3"> In step 2, </text:span><text:span text:style-name="T3">i</text:span><text:span text:style-name="T3">f user wants create PO for</text:span><text:span text:style-name="T5"> indent</text:span><text:span text:style-name="T5">ed</text:span><text:span text:style-name="T5"> item </text:span><text:span text:style-name="T3">then there is a drop down to select an indent </text:span><text:span text:style-name="T3">title</text:span><text:span text:style-name="T3">, which contains a list of all the approved Indents between the period mentioned in From Date and To Date of the current Institute. User will have to click "</text:span><text:span text:style-name="T5">Get Indent Items</text:span><text:span text:style-name="T3">" button. This will save all the Items belonging to the selected Indent into the Table with the heading "Items in Purchase Order". Items in the selected indent are shown and there is a link </text:span><text:span text:style-name="T5">Transfer to PO</text:span><text:span text:style-name="T3"> to move the item to PO. Now if you want to modify the quantity then click "</text:span><text:span text:style-name="T5">Edit</text:span><text:span text:style-name="T3">" in the Edit column and if you want to remove an Item completely, you can click "</text:span><text:span text:style-name="T5">Remove from PO</text:span><text:span text:style-name="T3">". </text:span></text:p>
      <text:p text:style-name="P5"/>
      <text:p text:style-name="Preformatted_20_Text"><text:span text:style-name="T5">Step </text:span><text:span text:style-name="T5">3</text:span><text:span text:style-name="T5"> :</text:span><text:span text:style-name="T3"> If user wants </text:span><text:span text:style-name="T3">to </text:span><text:span text:style-name="T3">create PO for </text:span><text:span text:style-name="T5">non-indent item</text:span><text:span text:style-name="T3"> then user clicks on </text:span><text:span text:style-name="T5">Non Indented Items</text:span><text:span text:style-name="T3"> Button. Then a form will open, user will have to fill up the details and click </text:span><text:span text:style-name="T5">Add Items</text:span><text:span text:style-name="T3"> button then it will add <text:s/>non-indented items to PO. Items in the selected indent are shown and there is a link </text:span><text:span text:style-name="T5">Transfer to PO</text:span><text:span text:style-name="T3"> to move the item to PO. Now if user want to modify the quantity then click "</text:span><text:span text:style-name="T5">Edit</text:span><text:span text:style-name="T3">" in the Edit column and if user want to remove an Item completely, you can click "</text:span><text:span text:style-name="T5">Remove from PO</text:span><text:span text:style-name="T3">". </text:span></text:p>
      <text:p text:style-name="P5"/>
      <text:p text:style-name="Preformatted_20_Text"><text:span text:style-name="T5">Step </text:span><text:span text:style-name="T5">4</text:span><text:span text:style-name="T5"> : </text:span><text:span text:style-name="T3">Now user can add </text:span><text:span text:style-name="T5">Terms and Conditions </text:span><text:span text:style-name="T3">for the PO by opening a screen on click of </text:span><text:span text:style-name="T5">“Terms &amp; Conditions” </text:span><text:span text:style-name="T3"><text:s/>button. Here the Terms and Conditions are pre-defined, which are saved in Administrator sub-module. User can change them if required. </text:span></text:p>
      <text:p text:style-name="P5"/>
      <text:p text:style-name="Preformatted_20_Text"><text:span text:style-name="T5">Step 5 :</text:span><text:span text:style-name="T3"> Now lastly there is a provision for delivering the Items at different locations. For example Central Purchase office is preparing the PO and it wants a portion of PO to be delivered at one department and another portion at another location then </text:span><text:span text:style-name="T3">the user </text:span><text:span text:style-name="T3">can </text:span><text:span text:style-name="T3">mention what quantity of an item is to be delivered in which department and at which floor / room no. This screen appears if we click on </text:span><text:span text:style-name="T5">“Item(s) Distribution”</text:span><text:span text:style-name="T3"> button.</text:span></text:p>
      <text:p text:style-name="P5"/>
      <text:p text:style-name="P11">PRE-PURCHASE REPORTS :</text:p>
      <text:p text:style-name="P5"/>
      <text:p text:style-name="Preformatted_20_Text"><text:span text:style-name="T3">When user goes to </text:span><text:span text:style-name="T5">Pre-Purchase &gt; <text:s/>Pre-Purchase Reports </text:span><text:span text:style-name="T3">and </text:span><text:span text:style-name="T3">define the filter criteria for displaying various reports mentioned</text:span><text:span text:style-name="T3">.</text:span></text:p>
      <text:p text:style-name="P5"/>
      <text:p text:style-name="P5"/>
      <text:p text:style-name="P5"/>
      <text:p text:style-name="P5"/>
      <text:p text:style-name="P5"/>
      <text:p text:style-name="P5"/>
      <text:p text:style-name="P13"><text:soft-page-break/><text:span text:style-name="T7">PURCHASE</text:span><text:span text:style-name="T3"> <text:s/></text:span></text:p>
      <text:p text:style-name="P6"/>
      <text:p text:style-name="P14"><text:span text:style-name="T3">It consists of three </text:span><text:span text:style-name="T3">sub-menus</text:span><text:span text:style-name="T3">. </text:span><text:span text:style-name="T4">These are described as:-</text:span><text:span text:style-name="T3"> </text:span></text:p>
      <text:p text:style-name="P7"/>
      <text:p text:style-name="P7">1. Purchase Challan</text:p>
      <text:p text:style-name="P7"/>
      <text:p text:style-name="P7">2. Purchase Invoice</text:p>
      <text:p text:style-name="P7"/>
      <text:p text:style-name="P7">3. Purchase Reports</text:p>
      <text:p text:style-name="P7"/>
      <text:p text:style-name="P10">PURCHASE CHALLAN:</text:p>
      <text:p text:style-name="P10"/>
      <text:p text:style-name="P7">When the purchased material is delivered then it is accompanied with a document it can be a Delivery Challan or a Purchase Bill/Invoice. </text:p>
      <text:p text:style-name="P7"/>
      <text:p text:style-name="P16"><text:span text:style-name="T6">W</text:span><text:span text:style-name="T6">hen user goes on <text:s/>Purchase Challan Screen, a form will be open, user fill up the Institution name, <text:tab/>college/Faculty/School name, Department name, RecodNO and as user selects PO No. From List of values, supplier name becomes visible and fill challan date and user click on</text:span><text:span text:style-name="T5"> Save &amp; Add Challan Detail </text:span><text:span text:style-name="T6">Button, then purchase challan is recorded. User moves to next screen for adding the item details for Purchase Challan, where user selects the item name from list and fill the quantity of items and two check boxes are provided for the verification </text:span><text:span text:style-name="T6">of </text:span><text:span text:style-name="T6">Item and its quantity, then user clicks on </text:span><text:span text:style-name="T5">Add Items</text:span><text:span text:style-name="T6"> Button. Items details are shown. There is two links </text:span><text:span text:style-name="T5">Edit</text:span><text:span text:style-name="T6"> &amp; </text:span><text:span text:style-name="T5">Delete</text:span><text:span text:style-name="T6"> <text:s/>to edit and delete the purchase challan details.</text:span></text:p>
      <text:p text:style-name="P7"/>
      <text:p text:style-name="P16"><text:span text:style-name="T6">Here the Items are saved into the Stock Received table automatically. If the user has received the items which are defined as </text:span><text:span text:style-name="T5">Serial No. Applicable</text:span><text:span text:style-name="T6"> then the serial nos. for the items are generated which starts from the last serial no already exists in the stock. Every unit received will have a separate entry in Stock Received table, which will contain serial no. Here the user can also enter the product no for each unit by editing that particular item entry. </text:span></text:p>
      <text:p text:style-name="P7"/>
      <text:p text:style-name="P10">PURCHASE INVOICE:</text:p>
      <text:p text:style-name="P10"/>
      <text:p text:style-name="P7">Bill is received with the material or it arrives later if the material is delivered with Delivery Challan.</text:p>
      <text:p text:style-name="P7"/>
      <text:p text:style-name="P16"><text:span text:style-name="T6">W</text:span><text:span text:style-name="T6">hen user </text:span><text:span text:style-name="T6">opens</text:span><text:span text:style-name="T6"> <text:s/>Purchase Invoice Screen, a form will be open, user fill up the Institution name, <text:tab/>college/Faculty/School name, Department name, and there is option to define the Bill Type that means Invoice Type. </text:span><text:span text:style-name="T6">Now user selects </text:span><text:span text:style-name="T5">Invoice Type (Only Invoice or Invoice cum Challan), </text:span><text:span text:style-name="T6">i.e. if Delivery Challan was already entered at the time of meterial delivery then user will have to select </text:span><text:span text:style-name="T5">Only Invoice</text:span><text:span text:style-name="T6"> and </text:span><text:span text:style-name="T6">if the material is received with Invoice/Bill then we will consider it as </text:span><text:span text:style-name="T5">Invoice Cum Challan. </text:span><text:span text:style-name="T6">In <text:s/></text:span><text:span text:style-name="T5">Only Invoice, </text:span><text:span text:style-name="T6">Challan No </text:span><text:span text:style-name="T6">is enabled</text:span><text:span text:style-name="T6"> and PO No become disabled. In case of </text:span><text:span text:style-name="T5">Invoice Cum Challan, </text:span><text:span text:style-name="T6">PO No </text:span><text:span text:style-name="T6">is enabled </text:span><text:span text:style-name="T6">and Challan No become disabled, and there is a </text:span><text:span text:style-name="T5">Show PO</text:span><text:span text:style-name="T6"> button to show the </text:span><text:span text:style-name="T6">contents of the </text:span><text:span text:style-name="T6">Purchase Order</text:span><text:span text:style-name="T6"> in case the recipient wants to cross check something</text:span><text:span text:style-name="T6">. User </text:span><text:span text:style-name="T6">will have to </text:span><text:span text:style-name="T6">select the supplier name, </text:span><text:span text:style-name="T6">supplier invoice no and date. Now the list of PO No / Challan no will be populated for the user to select </text:span><text:soft-page-break/><text:span text:style-name="T6">to let the system know what material's bill it is entering. </text:span><text:span text:style-name="T6">Then user click</text:span><text:span text:style-name="T6">s</text:span><text:span text:style-name="T6"> on </text:span><text:span text:style-name="T5">Save</text:span><text:span text:style-name="T6"> button and purchase bill details are saved into the purchase invoice/bill list.</text:span></text:p>
      <text:p text:style-name="P7"/>
      <text:p text:style-name="P16"><text:span text:style-name="T6">Here </text:span><text:span text:style-name="T6">if we have taken </text:span><text:span text:style-name="T5">Only Invoice </text:span><text:span text:style-name="T6">then</text:span><text:span text:style-name="T6"> the Items are saved into the Stock Received table automatically. If the user has received the items which are defined as </text:span><text:span text:style-name="T5">Serial No. Applicable</text:span><text:span text:style-name="T6"> then the serial nos. for the items are generated which starts from the last serial no already exists in the stock. Every unit received will have a separate entry in Stock Received table, which will contain serial no. </text:span><text:span text:style-name="T6">If the user had taken </text:span><text:span text:style-name="T5">Invoice cum Challan</text:span><text:span text:style-name="T6"> then the corresponding serial nos can be viewed.</text:span><text:span text:style-name="T6"> </text:span></text:p>
      <text:p text:style-name="P7"/>
      <text:p text:style-name="P10">PURCHASE REPORTS:</text:p>
      <text:p text:style-name="P10"/>
      <text:p text:style-name="P7">Purchase Reports screen gives information about Pending Bills, Pending PO, Unchecked and unverified items and invoice/Bill received.</text:p>
      <text:p text:style-name="P7"/>
      <text:p text:style-name="P7"/>
      <text:p text:style-name="P12">INVENTORY</text:p>
      <text:p text:style-name="P8"/>
      <text:p text:style-name="P15"><text:span text:style-name="T9">It consists of five module. </text:span><text:span text:style-name="T8">These are described as:-</text:span><text:span text:style-name="T9"> </text:span></text:p>
      <text:p text:style-name="P7"/>
      <text:p text:style-name="P7">1. <text:tab/>Opening Stock </text:p>
      <text:p text:style-name="P7"/>
      <text:p text:style-name="P7">2. <text:tab/>Issue Items</text:p>
      <text:p text:style-name="P7"/>
      <text:p text:style-name="P7">3. <text:tab/>Received Items</text:p>
      <text:p text:style-name="P7"/>
      <text:p text:style-name="P7">4. <text:s/><text:tab/>Return Items</text:p>
      <text:p text:style-name="P7"/>
      <text:p text:style-name="P7">5. <text:tab/>Stock Reports</text:p>
      <text:p text:style-name="P7"/>
      <text:p text:style-name="P7"/>
      <text:p text:style-name="P10">OPENING STOCK:</text:p>
      <text:p text:style-name="P10"/>
      <text:p text:style-name="P7">This screen is meant to enter the opening stock which already exists in the Institute at the time of starting the PICO system. User has to put all information of items in stock register. This is one time process that means user has to make entries of items in stock.</text:p>
      <text:p text:style-name="P7"/>
      <text:p text:style-name="P10">ISSUE ITEMS:</text:p>
      <text:p text:style-name="P10"/>
      <text:p text:style-name="P15"><text:span text:style-name="T9">When we issue items to user, we will have to maintain record to know about that which item has been issued to which user from which authority. User enters its Institution name, college/Faculty/School name, Department name, Issue no and Issuing authority </text:span><text:span text:style-name="T10">from</text:span><text:span text:style-name="T9"> where the Items are being issued. Then user enters Institution name, college/Faculty/School name, Department name and Employee, Authority </text:span><text:span text:style-name="T10">to</text:span><text:span text:style-name="T9"> whom the Items are being Issued. We have an option to define issue type. There is four types of issue, first one is </text:span><text:span text:style-name="T10">Issue For Use</text:span><text:span text:style-name="T9"> means user </text:span><text:soft-page-break/><text:span text:style-name="T9">wants it for use, second one is </text:span><text:span text:style-name="T10">Issue For Stock transfer </text:span><text:span text:style-name="T9">that means for transfer of item, third one is </text:span><text:span text:style-name="T10">Issue For Repair/Maintenance </text:span><text:span text:style-name="T9">that means for repairing of item, fourth one is </text:span><text:span text:style-name="T10">Issue For Write-Off </text:span><text:span text:style-name="T9">that means for removing the damage item from book. If the user is making an issue against an Indent then it will select </text:span><text:span text:style-name="T10">Against Indent Title</text:span><text:span text:style-name="T9"> form the list procided. Then the user clicks on </text:span><text:span text:style-name="T10">Save &amp; Proceed</text:span><text:span text:style-name="T9"> Button, and user moves to next screen where user fills up Item details by to save items.</text:span></text:p>
      <text:p text:style-name="P7"/>
      <text:p text:style-name="P10">RECEIVED ITEMS:</text:p>
      <text:p text:style-name="P10"/>
      <text:p text:style-name="P7">When the Items are issued then the Receiver will have to approve that he has received the Items in proper condition. It is design to maintain records of those items for which user created the indent and that items are received from stock.</text:p>
      <text:p text:style-name="P7"/>
      <text:p text:style-name="P10">RETURN ITEMS:</text:p>
      <text:p text:style-name="P10"/>
      <text:p text:style-name="P7">When user returned the items with its return type that means items are received from user, an entry is to be maintained in stock register. There are two types of return type of items. </text:p>
      <text:p text:style-name="P7"/>
      <text:p text:style-name="P22">STOCK REPORTS:</text:p>
      <text:p text:style-name="P22"/>
      <text:p text:style-name="P24">This screen is meant to print various reports, filtered as per the user selection. Currently existing reports are <text:span text:style-name="T11">Stock Received Summary, Stock Received Item Details, I</text:span><text:span text:style-name="T11">tems </text:span><text:span text:style-name="T11">P</text:span><text:span text:style-name="T11">ending to be </text:span><text:span text:style-name="T11">R</text:span><text:span text:style-name="T11">eceive</text:span><text:span text:style-name="T11">d, Stock in Hand, GFR Report 40 (</text:span>For Fixed Assets<text:span text:style-name="T11">), GFR Report 41 (</text:span>For Consumables<text:span text:style-name="T11">) <text:s/></text:span><text:span text:style-name="T11">and </text:span><text:span text:style-name="T11">Stock Register.</text:span></text:p>
      <text:p text:style-name="P22"/>
      <text:p text:style-name="P22"/>
      <text:p text:style-name="P23">* * *</text:p>
      <text:p text:style-name="P10"/>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2" svg:font-family="'Lohit Devanagari'"/>
    <style:font-face style:name="DejaVu Sans Mono" svg:font-family="'DejaVu Sans Mono'" style:font-family-generic="modern" style:font-pitch="fixed"/>
    <style:font-face style:name="WenQuanYi Zen Hei1" svg:font-family="'WenQuanYi Zen Hei'" style:font-family-generic="modern" style:font-pitch="fixed"/>
    <style:font-face style:name="Lohit Devanagari" svg:font-family="'Lohit Devanagari'" style:font-pitch="variable"/>
    <style:font-face style:name="Microsoft YaHei" svg:font-family="'Microsoft YaHe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1" style:font-size-asian="10pt" style:font-name-complex="DejaVu Sans Mono"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1957in" fo:line-height="92%" fo:text-align="start" style:justify-single-word="false" fo:text-indent="0in" style:auto-text-indent="false" style:text-autospace="none" style:writing-mode="lr-tb">
        <style:tab-stops>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font-name="Microsoft YaHei" fo:font-size="32pt" fo:font-style="normal" fo:text-shadow="none" style:text-underline-style="none" fo:font-weight="normal" style:font-name-asian="Microsoft YaHei" style:font-size-asian="32pt" style:font-style-asian="normal" style:font-weight-asian="normal" style:font-name-complex="Microsoft YaHe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ab-stops>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ab-stops>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99in">
        <style:tab-stops>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tab-stops>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2%" fo:text-align="center"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Microsoft YaHei" fo:font-size="44pt" fo:font-style="normal" fo:text-shadow="none" style:text-underline-style="none" fo:font-weight="normal" style:font-name-asian="Microsoft YaHei" style:font-size-asian="44pt" style:font-style-asian="normal" style:font-weight-asian="normal" style:font-name-complex="Microsoft YaHe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in" fo:margin-bottom="0.1957in" fo:line-height="92%" fo:text-align="center"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Microsoft YaHei" fo:font-size="32pt" fo:font-style="normal" fo:text-shadow="none" style:text-underline-style="none" fo:font-weight="normal" style:font-name-asian="Microsoft YaHei" style:font-size-asian="32pt" style:font-style-asian="normal" style:font-weight-asian="normal" style:font-name-complex="Microsoft YaHe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Lohit Devanagari" fo:font-size="12pt" fo:font-style="normal" fo:text-shadow="none" style:text-underline-style="none" fo:font-weight="normal" style:font-name-asian="Lohit Devanagari" style:font-size-asian="12pt" style:font-style-asian="normal" style:font-weight-asian="normal" style:font-name-complex="Lohit Devanagar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font-name="Microsoft YaHei" fo:font-size="18pt" fo:font-style="normal" fo:text-shadow="none" style:text-underline-style="none" fo:font-weight="normal" style:font-name-asian="Microsoft YaHei" style:font-size-asian="18pt" style:font-style-asian="normal" style:font-weight-asian="normal" style:font-name-complex="Microsoft YaHei"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Devanagari" fo:font-size="18pt" style:font-name-asian="Lohit Devanagari" style:font-size-asian="18pt" style:font-name-complex="Lohit Devanagar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font-name="Microsoft YaHei" fo:font-size="18pt" fo:font-style="normal" fo:text-shadow="none" style:text-underline-style="none" fo:font-weight="normal" style:font-name-asian="Microsoft YaHei" style:font-size-asian="18pt" style:font-style-asian="normal" style:font-weight-asian="normal" style:font-name-complex="Microsoft YaHei"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Lohit Devanagari" fo:font-size="12pt" fo:font-style="normal" fo:text-shadow="none" style:text-underline-style="none" fo:font-weight="normal" style:font-name-asian="Lohit Devanagari" style:font-size-asian="12pt" style:font-style-asian="normal" style:font-weight-asian="normal" style:font-name-complex="Lohit Devanagar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in" fo:margin-bottom="0.1957in" fo:line-height="92%" fo:text-align="start" style:justify-single-word="false" fo:text-indent="0in" style:auto-text-indent="false" style:text-autospace="none" style:writing-mode="lr-tb">
        <style:tab-stops>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font-name="Microsoft YaHei" fo:font-size="32pt" fo:font-style="normal" fo:text-shadow="none" style:text-underline-style="none" fo:font-weight="normal" style:font-name-asian="Microsoft YaHei" style:font-size-asian="32pt" style:font-style-asian="normal" style:font-weight-asian="normal" style:font-name-complex="Microsoft YaHe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ab-stops>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in" fo:margin-bottom="0.1181in">
        <style:tab-stops>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in" fo:margin-bottom="0.0799in">
        <style:tab-stops>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top="0in" fo:margin-bottom="0.0398in">
        <style:tab-stops>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4-08-20T18:02:55</dc:date>
    <meta:generator>LibreOffice/3.3$Unix LibreOffice_project/330m19$Build-401</meta:generator>
    <meta:editing-duration>PT16H4M1S</meta:editing-duration>
    <meta:editing-cycles>23</meta:editing-cycles>
    <meta:document-statistic meta:table-count="0" meta:image-count="0" meta:object-count="0" meta:page-count="6" meta:paragraph-count="73" meta:word-count="2035" meta:character-count="11833"/>
  </office:meta>
</office:document-meta>
</file>